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rrorReporter.registerTagError( String message , String tagName , Throwable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rrorReporter.registerTagError( AbstractPageError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rrorReporter.return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rrorReporter.addError( AbstractPageError a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rrorReporter.reportCollectedErrors( Appender render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